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Liberation Sans4" svg:font-family="'Liberation Sans'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fo:min-height="13.435cm"/>
    </style:style>
    <style:style style:name="gr3" style:family="graphic" style:parent-style-name="standard" style:list-style-name="L2">
      <style:graphic-properties draw:stroke="none" draw:fill="none" draw:fill-color="#ffffff" fo:min-height="13.435cm"/>
    </style:style>
    <style:style style:name="pr1" style:family="presentation" style:parent-style-name="RH_25_20Slide_25_20Template_25_201-title">
      <style:graphic-properties draw:auto-grow-height="true" fo:min-height="3.173cm"/>
    </style:style>
    <style:style style:name="pr2" style:family="presentation" style:parent-style-name="RH_25_20Slide_25_20Template_25_201-subtitle">
      <style:graphic-properties draw:fill-color="#ffffff" draw:auto-grow-height="true" fo:min-height="13.435cm"/>
    </style:style>
    <style:style style:name="pr3" style:family="presentation" style:parent-style-name="RH_25_20Slide_25_20Template_25_201-notes">
      <style:graphic-properties draw:fill-color="#ffffff" draw:auto-grow-height="true" fo:min-height="12.572cm"/>
    </style:style>
    <style:style style:name="pr4" style:family="presentation" style:parent-style-name="RH_25_20Slide_25_20Template_25_201-outline1">
      <style:graphic-properties fo:min-height="11.929cm"/>
    </style:style>
    <style:style style:name="pr5" style:family="presentation" style:parent-style-name="RH_25_20Slide_25_20Template_25_201-title">
      <style:graphic-properties fo:min-height="3.173cm"/>
    </style:style>
    <style:style style:name="pr6" style:family="presentation" style:parent-style-name="RH_25_20Slide_25_20Template_25_201-outline1">
      <style:graphic-properties fo:min-height="13.435cm"/>
    </style:style>
    <style:style style:name="pr7" style:family="presentation" style:parent-style-name="RH_25_20Slide_25_20Template_25_201-notes">
      <style:graphic-properties draw:fill-color="#ffffff" fo:min-height="12.572cm"/>
    </style:style>
    <style:style style:name="P1" style:family="paragraph">
      <style:text-properties style:font-name="Cantarell1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1" fo:font-size="28pt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T1" style:family="text">
      <style:text-properties style:font-name="Cantarell1"/>
    </style:style>
    <style:style style:name="T2" style:family="text">
      <style:text-properties fo:color="#808080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25_20Slide_25_20Template_25_201" presentation:presentation-page-layout-name="AL1T0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Containers: What does it mean?</text:p>
          </draw:text-box>
        </draw:frame>
        <draw:frame presentation:style-name="pr2" draw:text-style-name="P1" draw:layer="layout" svg:width="25.199cm" svg:height="13.435cm" svg:x="1.471cm" svg:y="4.145cm" presentation:class="subtitle">
          <draw:text-box>
            <text:p><text:span text:style-name="T1">by Vincent Batts</text:span></text:p>
            <text:p><text:span text:style-name="T1">Duke Docker Day</text:span></text:p>
            <text:p><text:span text:style-name="T1">Sept. 11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History of the Pieces</text:p>
              </text:list-item>
              <text:list-item>
                <text:p>Who's use-case is this for?</text:p>
              </text:list-item>
              <text:list-item>
                <text:p>What's involved?</text:p>
              </text:list-item>
              <text:list-item>
                <text:p>What's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source control groups (cgroups) ~2.6.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">Resource control groups (cgroups) ~2.6.24</text:span></text:p>
              </text:list-item>
              <text:list-item>
                <text:p>Namespacing: mount 2.4.19; UTC<text:tab/>and IPC 2.6.19; PID and network 2.6.24; User 3.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">Resource control groups (cgroups) ~2.6.24</text:span></text:p>
              </text:list-item>
              <text:list-item>
                <text:p><text:span text:style-name="T2">Namespacing: mount 2.4.19; UTC</text:span><text:span text:style-name="T2"><text:tab/></text:span><text:span text:style-name="T2">and IPC 2.6.19; PID and network 2.6.24; User 3.8</text:span></text:p>
              </text:list-item>
              <text:list-item>
                <text:p>Lxc ~2008, with a 1.0 in 201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">Resource control groups (cgroups) ~2.6.24</text:span></text:p>
              </text:list-item>
              <text:list-item>
                <text:p><text:span text:style-name="T2">Namespacing: mount 2.4.19; UTC</text:span><text:span text:style-name="T2"><text:tab/></text:span><text:span text:style-name="T2">and IPC 2.6.19; PID and network 2.6.24; User 3.8</text:span></text:p>
              </text:list-item>
              <text:list-item>
                <text:p><text:span text:style-name="T2">Lxc ~2008, with a 1.0 in 2014</text:span></text:p>
              </text:list-item>
              <text:list-item>
                <text:p>Docker ~2013, with a 1.0 in 201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History of the Pieces</text:span></text:p>
              </text:list-item>
              <text:list-item>
                <text:p>Who's use-case is this for?</text:p>
              </text:list-item>
              <text:list-item>
                <text:p><text:span text:style-name="T2">What's involved?</text:span></text:p>
              </text:list-item>
              <text:list-item>
                <text:p><text:span text:style-name="T2">What's nex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Operations</text:p>
                <text:list>
                  <text:list-item>
                    <text:p>Better delegation of ownership</text:p>
                  </text:list-item>
                  <text:list-item>
                    <text:p>More atomic update life-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Operations</text:span></text:p>
                <text:list>
                  <text:list-item>
                    <text:p><text:span text:style-name="T2">Better delegation of ownership</text:span></text:p>
                  </text:list-item>
                  <text:list-item>
                    <text:p><text:span text:style-name="T2">More atomic update life-cycle</text:span></text:p>
                  </text:list-item>
                </text:list>
              </text:list-item>
              <text:list-item>
                <text:p>Development</text:p>
                <text:list>
                  <text:list-item>
                    <text:p>Rapid iteration</text:p>
                  </text:list-item>
                  <text:list-item>
                    <text:p>Predictable and sharable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Risk planning</text:p>
                <text:list>
                  <text:list-item>
                    <text:p>Immutable images for review</text:p>
                  </text:list-item>
                  <text:list-item>
                    <text:p>Not the single old server in the corner</text:p>
                  </text:list-item>
                  <text:list-item>
                    <text:p>Ready to scale for peak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Risk planning</text:span></text:p>
                <text:list>
                  <text:list-item>
                    <text:p><text:span text:style-name="T2">Immutable images for review</text:span></text:p>
                  </text:list-item>
                  <text:list-item>
                    <text:p><text:span text:style-name="T2">Not the single old server in the corner</text:span></text:p>
                  </text:list-item>
                  <text:list-item>
                    <text:p><text:span text:style-name="T2">Ready to scale for peak jobs</text:span></text:p>
                  </text:list-item>
                </text:list>
              </text:list-item>
              <text:list-item>
                <text:p>Bunch of folks</text:p>
                <text:list>
                  <text:list-item>
                    <text:p>Reproducible</text:p>
                  </text:list-item>
                  <text:list-item>
                    <text:p>Consi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History of the Pieces</text:span></text:p>
              </text:list-item>
              <text:list-item>
                <text:p><text:span text:style-name="T2">Who's use-case is this for?</text:span></text:p>
              </text:list-item>
              <text:list-item>
                <text:p>What's involved?</text:p>
              </text:list-item>
              <text:list-item>
                <text:p><text:span text:style-name="T2">What's nex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involved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Focus on application isolation, rather than host isolation</text:p>
              </text:list-item>
            </text:list>
          </draw:text-box>
        </draw:frame>
        <draw:frame draw:style-name="gr2" draw:text-style-name="P3" draw:layer="layout" svg:width="25.199cm" svg:height="13.685cm" svg:x="1.472cm" svg:y="4.14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involved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">Focus on application isolation, rather than host isolation</text:span></text:p>
              </text:list-item>
              <text:list-item>
                <text:p>Reinventing some wheels, modifying others</text:p>
                <text:p/>
              </text:list-item>
            </text:list>
          </draw:text-box>
        </draw:frame>
        <draw:frame draw:style-name="gr3" draw:text-style-name="P3" draw:layer="layout" svg:width="25.199cm" svg:height="13.685cm" svg:x="1.472cm" svg:y="4.14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History of the Pieces</text:span></text:p>
              </text:list-item>
              <text:list-item>
                <text:p><text:span text:style-name="T2">Who's use-case is this for?</text:span></text:p>
              </text:list-item>
              <text:list-item>
                <text:p><text:span text:style-name="T2">What's involved?</text:span></text:p>
              </text:list-item>
              <text:list-item>
                <text:p><text:span text:style-name="T3">What's nex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next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Proven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next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Provenance</text:span></text:p>
              </text:list-item>
              <text:list-item>
                <text:p>Content addressa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Questions?</text:p>
          </draw:text-box>
        </draw:frame>
        <draw:frame presentation:style-name="pr6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Liberation Sans4" svg:font-family="'Liberation Sans'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Slide_25_20Template_25_201-background" style:display-name="RH%20Slide%20Template%201-background" style:family="presentation">
      <style:graphic-properties draw:stroke="none" draw:fill="none"/>
      <style:text-properties style:letter-kerning="true"/>
    </style:style>
    <style:style style:name="RH_25_20Slide_25_20Template_25_201-backgroundobjects" style:display-name="RH%20Slide%20Template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25_20Slide_25_20Template_25_201-notes" style:display-name="RH%20Slide%20Template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H_25_20Slide_25_20Template_25_201-outline1" style:display-name="RH%20Slide%20Template%201-outline1" style:family="presentation">
      <style:graphic-properties draw:stroke="none" draw:fill="none">
        <text:list-style style:name="RH_25_20Slide_25_20Template_25_201-outline1" style:display-name="RH%20Slide%20Template%201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1" fo:font-family="Cantarel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25_20Slide_25_20Template_25_201-outline2" style:display-name="RH%20Slide%20Template%201-outline2" style:family="presentation" style:parent-style-name="RH_25_20Slide_25_20Template_25_201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RH_25_20Slide_25_20Template_25_201-outline3" style:display-name="RH%20Slide%20Template%201-outline3" style:family="presentation" style:parent-style-name="RH_25_20Slide_25_20Template_25_201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RH_25_20Slide_25_20Template_25_201-outline4" style:display-name="RH%20Slide%20Template%201-outline4" style:family="presentation" style:parent-style-name="RH_25_20Slide_25_20Template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H_25_20Slide_25_20Template_25_201-outline5" style:display-name="RH%20Slide%20Template%201-outline5" style:family="presentation" style:parent-style-name="RH_25_20Slide_25_20Template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6" style:display-name="RH%20Slide%20Template%201-outline6" style:family="presentation" style:parent-style-name="RH_25_20Slide_25_20Template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7" style:display-name="RH%20Slide%20Template%201-outline7" style:family="presentation" style:parent-style-name="RH_25_20Slide_25_20Template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8" style:display-name="RH%20Slide%20Template%201-outline8" style:family="presentation" style:parent-style-name="RH_25_20Slide_25_20Template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9" style:display-name="RH%20Slide%20Template%201-outline9" style:family="presentation" style:parent-style-name="RH_25_20Slide_25_20Template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subtitle" style:display-name="RH%20Slide%20Template%201-subtitle" style:family="presentation">
      <style:graphic-properties draw:stroke="none" draw:fill="none" draw:textarea-vertical-align="middle">
        <text:list-style style:name="RH_25_20Slide_25_20Template_25_201-subtitle" style:display-name="RH%20Slide%20Template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25_20Slide_25_20Template_25_201-title" style:display-name="RH%20Slide%20Template%201-title" style:family="presentation">
      <style:graphic-properties draw:stroke="none" draw:fill="none" draw:textarea-vertical-align="middle">
        <text:list-style style:name="RH_25_20Slide_25_20Template_25_201-title" style:display-name="RH%20Slide%20Template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Source Code Pro2" fo:font-family="'Source Code Pro'" style:font-pitch="fixed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25_20Slide_25_20Template_25_201-title">
      <style:graphic-properties draw:fill-color="#ffffff" draw:auto-grow-height="false" fo:min-height="3.507cm"/>
    </style:style>
    <style:style style:name="Mpr5" style:family="presentation" style:parent-style-name="RH_25_20Slide_25_20Template_25_201-outline1" style:list-style-name="ML4">
      <style:graphic-properties draw:fill-color="#ffffff" draw:auto-grow-height="false" fo:min-height="13.86cm"/>
    </style:style>
    <style:style style:name="Mpr6" style:family="presentation" style:parent-style-name="RH_25_20Slide_25_20Template_25_201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25_20Slide_25_20Template_25_201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25_20Slide_25_20Template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start" fo:text-indent="0cm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Slide_25_20Template_25_201" style:display-name="RH%20Slide%20Template%201" style:page-layout-name="PM1" draw:style-name="Mdp1">
      <draw:frame presentation:style-name="Mpr4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5.199cm" svg:height="13.435cm" svg:x="1.471cm" svg:y="4.145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</draw:text-box>
      </draw:frame>
      <draw:frame draw:style-name="Mgr3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6" draw:text-style-name="MP8" draw:layer="backgroundobjects" svg:width="19.953cm" svg:height="0.635cm" svg:x="4.426cm" svg:y="20.085cm">
        <draw:text-box>
          <text:p text:style-name="MP7"><text:span text:style-name="MT2">vbatts</text:span></text:p>
        </draw:text-box>
      </draw:frame>
      <draw:frame presentation:style-name="Mpr6" draw:text-style-name="MP10" draw:layer="backgroundobjects" svg:width="3.175cm" svg:height="0.635cm" svg:x="1.476cm" svg:y="20.021cm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RH_25_20Slide_25_20Template_25_201-title" draw:layer="backgroundobjects" svg:width="13.968cm" svg:height="10.476cm" svg:x="3.81cm" svg:y="2.123cm" presentation:class="page"/>
        <draw:frame presentation:style-name="RH_25_20Slide_25_20Template_25_20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2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2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Batts</meta:initial-creator>
    <meta:creation-date>2014-09-10T17:04:14.254077698</meta:creation-date>
    <dc:date>2014-09-26T13:13:21.037141406</dc:date>
    <dc:creator>Vincent Batts</dc:creator>
    <meta:editing-duration>PT15H4M52S</meta:editing-duration>
    <meta:editing-cycles>6</meta:editing-cycles>
    <meta:generator>LibreOffice/4.2.6.3$Linux_X86_64 LibreOffice_project/420$Build-3</meta:generator>
    <meta:keyword>docker</meta:keyword>
    <meta:keyword>containers</meta:keyword>
    <dc:title>Containers: What does it mean?</dc:title>
    <meta:document-statistic meta:object-count="106"/>
    <meta:user-defined meta:name="E-Mail">vbatts@redhat.com</meta:user-defined>
  </office:meta>
</office:document-meta>
</file>